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C + C_0$, нФ</text:p>
          </table:table-cell>
          <table:table-cell office:value-type="string" calcext:value-type="string">
            <text:p>$T_{exp}$, мкс</text:p>
          </table:table-cell>
          <table:table-cell office:value-type="string" calcext:value-type="string">
            <text:p>$T_{th}$, мк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88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8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5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2:09:56.229535660</meta:creation-date>
    <dc:date>2024-11-18T22:24:12.141716802</dc:date>
    <meta:editing-duration>PT3M8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